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40.92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tele_caloroczn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teryt</text:p>
          </table:table-cell>
          <table:table-cell office:value-type="string" calcext:value-type="string">
            <text:p>powiat</text:p>
          </table:table-cell>
          <table:table-cell office:value-type="float" office:value="2012" calcext:value-type="float">
            <text:p>2012</text:p>
          </table:table-cell>
          <table:table-cell office:value-type="float" office:value="2017" calcext:value-type="float">
            <text:p>2017</text:p>
          </table:table-cell>
          <table:table-cell table:number-columns-repeated="10"/>
        </table:table-row>
        <table:table-row table:style-name="ro1">
          <table:table-cell office:value-type="float" office:value="201000" calcext:value-type="float">
            <text:p>201000</text:p>
          </table:table-cell>
          <table:table-cell office:value-type="string" calcext:value-type="string">
            <text:p>bolesławiecki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2000" calcext:value-type="float">
            <text:p>202000</text:p>
          </table:table-cell>
          <table:table-cell office:value-type="string" calcext:value-type="string">
            <text:p>dzierżoniowski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3000" calcext:value-type="float">
            <text:p>203000</text:p>
          </table:table-cell>
          <table:table-cell office:value-type="string" calcext:value-type="string">
            <text:p>głogowski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4000" calcext:value-type="float">
            <text:p>204000</text:p>
          </table:table-cell>
          <table:table-cell office:value-type="string" calcext:value-type="string">
            <text:p>górowsk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5000" calcext:value-type="float">
            <text:p>205000</text:p>
          </table:table-cell>
          <table:table-cell office:value-type="string" calcext:value-type="string">
            <text:p>jaworsk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6000" calcext:value-type="float">
            <text:p>206000</text:p>
          </table:table-cell>
          <table:table-cell office:value-type="string" calcext:value-type="string">
            <text:p>jeleniogórski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table:number-columns-repeated="10"/>
        </table:table-row>
        <table:table-row table:style-name="ro1">
          <table:table-cell office:value-type="float" office:value="207000" calcext:value-type="float">
            <text:p>207000</text:p>
          </table:table-cell>
          <table:table-cell office:value-type="string" calcext:value-type="string">
            <text:p>kamiennogórsk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8000" calcext:value-type="float">
            <text:p>208000</text:p>
          </table:table-cell>
          <table:table-cell office:value-type="string" calcext:value-type="string">
            <text:p>kłodzki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209000" calcext:value-type="float">
            <text:p>209000</text:p>
          </table:table-cell>
          <table:table-cell office:value-type="string" calcext:value-type="string">
            <text:p>legnicki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lubański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11000" calcext:value-type="float">
            <text:p>211000</text:p>
          </table:table-cell>
          <table:table-cell office:value-type="string" calcext:value-type="string">
            <text:p>lubiński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12000" calcext:value-type="float">
            <text:p>212000</text:p>
          </table:table-cell>
          <table:table-cell office:value-type="string" calcext:value-type="string">
            <text:p>lwóweck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13000" calcext:value-type="float">
            <text:p>213000</text:p>
          </table:table-cell>
          <table:table-cell office:value-type="string" calcext:value-type="string">
            <text:p>milicki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14000" calcext:value-type="float">
            <text:p>214000</text:p>
          </table:table-cell>
          <table:table-cell office:value-type="string" calcext:value-type="string">
            <text:p>oleśnick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15000" calcext:value-type="float">
            <text:p>215000</text:p>
          </table:table-cell>
          <table:table-cell office:value-type="string" calcext:value-type="string">
            <text:p>oławski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16000" calcext:value-type="float">
            <text:p>216000</text:p>
          </table:table-cell>
          <table:table-cell office:value-type="string" calcext:value-type="string">
            <text:p>polkowick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17000" calcext:value-type="float">
            <text:p>217000</text:p>
          </table:table-cell>
          <table:table-cell office:value-type="string" calcext:value-type="string">
            <text:p>strzelińsk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18000" calcext:value-type="float">
            <text:p>218000</text:p>
          </table:table-cell>
          <table:table-cell office:value-type="string" calcext:value-type="string">
            <text:p>średzk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19000" calcext:value-type="float">
            <text:p>219000</text:p>
          </table:table-cell>
          <table:table-cell office:value-type="string" calcext:value-type="string">
            <text:p>świdnicki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trzebnicki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21000" calcext:value-type="float">
            <text:p>221000</text:p>
          </table:table-cell>
          <table:table-cell office:value-type="string" calcext:value-type="string">
            <text:p>wałbrzyski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22000" calcext:value-type="float">
            <text:p>222000</text:p>
          </table:table-cell>
          <table:table-cell office:value-type="string" calcext:value-type="string">
            <text:p>wołowsk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23000" calcext:value-type="float">
            <text:p>223000</text:p>
          </table:table-cell>
          <table:table-cell office:value-type="string" calcext:value-type="string">
            <text:p>wrocławski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24000" calcext:value-type="float">
            <text:p>224000</text:p>
          </table:table-cell>
          <table:table-cell office:value-type="string" calcext:value-type="string">
            <text:p>ząbkowick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string" calcext:value-type="string">
            <text:p>zgorzelecki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26000" calcext:value-type="float">
            <text:p>226000</text:p>
          </table:table-cell>
          <table:table-cell office:value-type="string" calcext:value-type="string">
            <text:p>złotoryjsk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61000" calcext:value-type="float">
            <text:p>261000</text:p>
          </table:table-cell>
          <table:table-cell office:value-type="string" calcext:value-type="string">
            <text:p>m.Jelenia Góra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62000" calcext:value-type="float">
            <text:p>262000</text:p>
          </table:table-cell>
          <table:table-cell office:value-type="string" calcext:value-type="string">
            <text:p>m.Legnica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64000" calcext:value-type="float">
            <text:p>264000</text:p>
          </table:table-cell>
          <table:table-cell office:value-type="string" calcext:value-type="string">
            <text:p>m.Wrocław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265000" calcext:value-type="float">
            <text:p>265000</text:p>
          </table:table-cell>
          <table:table-cell office:value-type="string" calcext:value-type="string">
            <text:p>m.Wałbrzych od 201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401000" calcext:value-type="float">
            <text:p>401000</text:p>
          </table:table-cell>
          <table:table-cell office:value-type="string" calcext:value-type="string">
            <text:p>aleksandrowski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402000" calcext:value-type="float">
            <text:p>402000</text:p>
          </table:table-cell>
          <table:table-cell office:value-type="string" calcext:value-type="string">
            <text:p>brodnick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403000" calcext:value-type="float">
            <text:p>403000</text:p>
          </table:table-cell>
          <table:table-cell office:value-type="string" calcext:value-type="string">
            <text:p>bydgoski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404000" calcext:value-type="float">
            <text:p>404000</text:p>
          </table:table-cell>
          <table:table-cell office:value-type="string" calcext:value-type="string">
            <text:p>chełmińsk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405000" calcext:value-type="float">
            <text:p>405000</text:p>
          </table:table-cell>
          <table:table-cell office:value-type="string" calcext:value-type="string">
            <text:p>golubsko-dobrzyński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06000" calcext:value-type="float">
            <text:p>406000</text:p>
          </table:table-cell>
          <table:table-cell office:value-type="string" calcext:value-type="string">
            <text:p>grudziądz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407000" calcext:value-type="float">
            <text:p>407000</text:p>
          </table:table-cell>
          <table:table-cell office:value-type="string" calcext:value-type="string">
            <text:p>inowrocławski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408000" calcext:value-type="float">
            <text:p>408000</text:p>
          </table:table-cell>
          <table:table-cell office:value-type="string" calcext:value-type="string">
            <text:p>lipnowsk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09000" calcext:value-type="float">
            <text:p>409000</text:p>
          </table:table-cell>
          <table:table-cell office:value-type="string" calcext:value-type="string">
            <text:p>mogileńsk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nakielsk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11000" calcext:value-type="float">
            <text:p>411000</text:p>
          </table:table-cell>
          <table:table-cell office:value-type="string" calcext:value-type="string">
            <text:p>radziejowsk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2000" calcext:value-type="float">
            <text:p>412000</text:p>
          </table:table-cell>
          <table:table-cell office:value-type="string" calcext:value-type="string">
            <text:p>rypińs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413000" calcext:value-type="float">
            <text:p>413000</text:p>
          </table:table-cell>
          <table:table-cell office:value-type="string" calcext:value-type="string">
            <text:p>sępoleńsk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14000" calcext:value-type="float">
            <text:p>414000</text:p>
          </table:table-cell>
          <table:table-cell office:value-type="string" calcext:value-type="string">
            <text:p>świecki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415000" calcext:value-type="float">
            <text:p>415000</text:p>
          </table:table-cell>
          <table:table-cell office:value-type="string" calcext:value-type="string">
            <text:p>toruńsk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416000" calcext:value-type="float">
            <text:p>416000</text:p>
          </table:table-cell>
          <table:table-cell office:value-type="string" calcext:value-type="string">
            <text:p>tuchols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417000" calcext:value-type="float">
            <text:p>417000</text:p>
          </table:table-cell>
          <table:table-cell office:value-type="string" calcext:value-type="string">
            <text:p>wąbrzes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18000" calcext:value-type="float">
            <text:p>418000</text:p>
          </table:table-cell>
          <table:table-cell office:value-type="string" calcext:value-type="string">
            <text:p>włocławski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19000" calcext:value-type="float">
            <text:p>419000</text:p>
          </table:table-cell>
          <table:table-cell office:value-type="string" calcext:value-type="string">
            <text:p>żniński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461000" calcext:value-type="float">
            <text:p>461000</text:p>
          </table:table-cell>
          <table:table-cell office:value-type="string" calcext:value-type="string">
            <text:p>m.Bydgoszcz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462000" calcext:value-type="float">
            <text:p>462000</text:p>
          </table:table-cell>
          <table:table-cell office:value-type="string" calcext:value-type="string">
            <text:p>m.Grudziądz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463000" calcext:value-type="float">
            <text:p>463000</text:p>
          </table:table-cell>
          <table:table-cell office:value-type="string" calcext:value-type="string">
            <text:p>m.Toruń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464000" calcext:value-type="float">
            <text:p>464000</text:p>
          </table:table-cell>
          <table:table-cell office:value-type="string" calcext:value-type="string">
            <text:p>m.Włocławek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601000" calcext:value-type="float">
            <text:p>601000</text:p>
          </table:table-cell>
          <table:table-cell office:value-type="string" calcext:value-type="string">
            <text:p>bialski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602000" calcext:value-type="float">
            <text:p>602000</text:p>
          </table:table-cell>
          <table:table-cell office:value-type="string" calcext:value-type="string">
            <text:p>biłgorajski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603000" calcext:value-type="float">
            <text:p>603000</text:p>
          </table:table-cell>
          <table:table-cell office:value-type="string" calcext:value-type="string">
            <text:p>chełmski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604000" calcext:value-type="float">
            <text:p>604000</text:p>
          </table:table-cell>
          <table:table-cell office:value-type="string" calcext:value-type="string">
            <text:p>hrubieszowsk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605000" calcext:value-type="float">
            <text:p>605000</text:p>
          </table:table-cell>
          <table:table-cell office:value-type="string" calcext:value-type="string">
            <text:p>janowsk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606000" calcext:value-type="float">
            <text:p>606000</text:p>
          </table:table-cell>
          <table:table-cell office:value-type="string" calcext:value-type="string">
            <text:p>krasnostawski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607000" calcext:value-type="float">
            <text:p>607000</text:p>
          </table:table-cell>
          <table:table-cell office:value-type="string" calcext:value-type="string">
            <text:p>kraśnick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08000" calcext:value-type="float">
            <text:p>608000</text:p>
          </table:table-cell>
          <table:table-cell office:value-type="string" calcext:value-type="string">
            <text:p>lubartowski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609000" calcext:value-type="float">
            <text:p>609000</text:p>
          </table:table-cell>
          <table:table-cell office:value-type="string" calcext:value-type="string">
            <text:p>lubelski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łęczyński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611000" calcext:value-type="float">
            <text:p>611000</text:p>
          </table:table-cell>
          <table:table-cell office:value-type="string" calcext:value-type="string">
            <text:p>łukows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612000" calcext:value-type="float">
            <text:p>612000</text:p>
          </table:table-cell>
          <table:table-cell office:value-type="string" calcext:value-type="string">
            <text:p>opolski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613000" calcext:value-type="float">
            <text:p>613000</text:p>
          </table:table-cell>
          <table:table-cell office:value-type="string" calcext:value-type="string">
            <text:p>parczewsk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614000" calcext:value-type="float">
            <text:p>614000</text:p>
          </table:table-cell>
          <table:table-cell office:value-type="string" calcext:value-type="string">
            <text:p>puławski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615000" calcext:value-type="float">
            <text:p>615000</text:p>
          </table:table-cell>
          <table:table-cell office:value-type="string" calcext:value-type="string">
            <text:p>radzyński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616000" calcext:value-type="float">
            <text:p>616000</text:p>
          </table:table-cell>
          <table:table-cell office:value-type="string" calcext:value-type="string">
            <text:p>rycki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617000" calcext:value-type="float">
            <text:p>617000</text:p>
          </table:table-cell>
          <table:table-cell office:value-type="string" calcext:value-type="string">
            <text:p>świdnicki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618000" calcext:value-type="float">
            <text:p>618000</text:p>
          </table:table-cell>
          <table:table-cell office:value-type="string" calcext:value-type="string">
            <text:p>tomaszowski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619000" calcext:value-type="float">
            <text:p>619000</text:p>
          </table:table-cell>
          <table:table-cell office:value-type="string" calcext:value-type="string">
            <text:p>włodawsk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zamojski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661000" calcext:value-type="float">
            <text:p>661000</text:p>
          </table:table-cell>
          <table:table-cell office:value-type="string" calcext:value-type="string">
            <text:p>m.Biała Podlask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662000" calcext:value-type="float">
            <text:p>662000</text:p>
          </table:table-cell>
          <table:table-cell office:value-type="string" calcext:value-type="string">
            <text:p>m.Chełm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663000" calcext:value-type="float">
            <text:p>663000</text:p>
          </table:table-cell>
          <table:table-cell office:value-type="string" calcext:value-type="string">
            <text:p>m.Lublin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664000" calcext:value-type="float">
            <text:p>664000</text:p>
          </table:table-cell>
          <table:table-cell office:value-type="string" calcext:value-type="string">
            <text:p>m.Zamość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801000" calcext:value-type="float">
            <text:p>801000</text:p>
          </table:table-cell>
          <table:table-cell office:value-type="string" calcext:value-type="string">
            <text:p>gorzowski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802000" calcext:value-type="float">
            <text:p>802000</text:p>
          </table:table-cell>
          <table:table-cell office:value-type="string" calcext:value-type="string">
            <text:p>krośnieński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803000" calcext:value-type="float">
            <text:p>803000</text:p>
          </table:table-cell>
          <table:table-cell office:value-type="string" calcext:value-type="string">
            <text:p>międzyrzeck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804000" calcext:value-type="float">
            <text:p>804000</text:p>
          </table:table-cell>
          <table:table-cell office:value-type="string" calcext:value-type="string">
            <text:p>nowosolski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805000" calcext:value-type="float">
            <text:p>805000</text:p>
          </table:table-cell>
          <table:table-cell office:value-type="string" calcext:value-type="string">
            <text:p>słubicki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806000" calcext:value-type="float">
            <text:p>806000</text:p>
          </table:table-cell>
          <table:table-cell office:value-type="string" calcext:value-type="string">
            <text:p>strzelecko-drezdenecki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807000" calcext:value-type="float">
            <text:p>807000</text:p>
          </table:table-cell>
          <table:table-cell office:value-type="string" calcext:value-type="string">
            <text:p>sulęciński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808000" calcext:value-type="float">
            <text:p>808000</text:p>
          </table:table-cell>
          <table:table-cell office:value-type="string" calcext:value-type="string">
            <text:p>świebodziński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809000" calcext:value-type="float">
            <text:p>809000</text:p>
          </table:table-cell>
          <table:table-cell office:value-type="string" calcext:value-type="string">
            <text:p>zielonogórski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żagański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811000" calcext:value-type="float">
            <text:p>811000</text:p>
          </table:table-cell>
          <table:table-cell office:value-type="string" calcext:value-type="string">
            <text:p>żarski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812000" calcext:value-type="float">
            <text:p>812000</text:p>
          </table:table-cell>
          <table:table-cell office:value-type="string" calcext:value-type="string">
            <text:p>wschowski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861000" calcext:value-type="float">
            <text:p>861000</text:p>
          </table:table-cell>
          <table:table-cell office:value-type="string" calcext:value-type="string">
            <text:p>m.Gorzów Wielkopolski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862000" calcext:value-type="float">
            <text:p>862000</text:p>
          </table:table-cell>
          <table:table-cell office:value-type="string" calcext:value-type="string">
            <text:p>m.Zielona Góra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001000" calcext:value-type="float">
            <text:p>1001000</text:p>
          </table:table-cell>
          <table:table-cell office:value-type="string" calcext:value-type="string">
            <text:p>bełchatowski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002000" calcext:value-type="float">
            <text:p>1002000</text:p>
          </table:table-cell>
          <table:table-cell office:value-type="string" calcext:value-type="string">
            <text:p>kutnowski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03000" calcext:value-type="float">
            <text:p>1003000</text:p>
          </table:table-cell>
          <table:table-cell office:value-type="string" calcext:value-type="string">
            <text:p>łaski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004000" calcext:value-type="float">
            <text:p>1004000</text:p>
          </table:table-cell>
          <table:table-cell office:value-type="string" calcext:value-type="string">
            <text:p>łęczyck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005000" calcext:value-type="float">
            <text:p>1005000</text:p>
          </table:table-cell>
          <table:table-cell office:value-type="string" calcext:value-type="string">
            <text:p>łowick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006000" calcext:value-type="float">
            <text:p>1006000</text:p>
          </table:table-cell>
          <table:table-cell office:value-type="string" calcext:value-type="string">
            <text:p>łódzki wschodni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007000" calcext:value-type="float">
            <text:p>1007000</text:p>
          </table:table-cell>
          <table:table-cell office:value-type="string" calcext:value-type="string">
            <text:p>opoczyński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1008000" calcext:value-type="float">
            <text:p>1008000</text:p>
          </table:table-cell>
          <table:table-cell office:value-type="string" calcext:value-type="string">
            <text:p>pabianicki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009000" calcext:value-type="float">
            <text:p>1009000</text:p>
          </table:table-cell>
          <table:table-cell office:value-type="string" calcext:value-type="string">
            <text:p>pajęczańsk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010000" calcext:value-type="float">
            <text:p>1010000</text:p>
          </table:table-cell>
          <table:table-cell office:value-type="string" calcext:value-type="string">
            <text:p>piotrkowski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11000" calcext:value-type="float">
            <text:p>1011000</text:p>
          </table:table-cell>
          <table:table-cell office:value-type="string" calcext:value-type="string">
            <text:p>poddębicki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012000" calcext:value-type="float">
            <text:p>1012000</text:p>
          </table:table-cell>
          <table:table-cell office:value-type="string" calcext:value-type="string">
            <text:p>radomszczański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1013000" calcext:value-type="float">
            <text:p>1013000</text:p>
          </table:table-cell>
          <table:table-cell office:value-type="string" calcext:value-type="string">
            <text:p>rawski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1014000" calcext:value-type="float">
            <text:p>1014000</text:p>
          </table:table-cell>
          <table:table-cell office:value-type="string" calcext:value-type="string">
            <text:p>sieradzki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015000" calcext:value-type="float">
            <text:p>1015000</text:p>
          </table:table-cell>
          <table:table-cell office:value-type="string" calcext:value-type="string">
            <text:p>skierniewick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16000" calcext:value-type="float">
            <text:p>1016000</text:p>
          </table:table-cell>
          <table:table-cell office:value-type="string" calcext:value-type="string">
            <text:p>tomaszowski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017000" calcext:value-type="float">
            <text:p>1017000</text:p>
          </table:table-cell>
          <table:table-cell office:value-type="string" calcext:value-type="string">
            <text:p>wieluński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1018000" calcext:value-type="float">
            <text:p>1018000</text:p>
          </table:table-cell>
          <table:table-cell office:value-type="string" calcext:value-type="string">
            <text:p>wieruszowski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019000" calcext:value-type="float">
            <text:p>1019000</text:p>
          </table:table-cell>
          <table:table-cell office:value-type="string" calcext:value-type="string">
            <text:p>zduńskowolski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1020000" calcext:value-type="float">
            <text:p>1020000</text:p>
          </table:table-cell>
          <table:table-cell office:value-type="string" calcext:value-type="string">
            <text:p>zgierski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021000" calcext:value-type="float">
            <text:p>1021000</text:p>
          </table:table-cell>
          <table:table-cell office:value-type="string" calcext:value-type="string">
            <text:p>brzezińsk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61000" calcext:value-type="float">
            <text:p>1061000</text:p>
          </table:table-cell>
          <table:table-cell office:value-type="string" calcext:value-type="string">
            <text:p>m.Łódź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1062000" calcext:value-type="float">
            <text:p>1062000</text:p>
          </table:table-cell>
          <table:table-cell office:value-type="string" calcext:value-type="string">
            <text:p>m.Piotrków Trybunalsk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063000" calcext:value-type="float">
            <text:p>1063000</text:p>
          </table:table-cell>
          <table:table-cell office:value-type="string" calcext:value-type="string">
            <text:p>m.Skierniew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201000" calcext:value-type="float">
            <text:p>1201000</text:p>
          </table:table-cell>
          <table:table-cell office:value-type="string" calcext:value-type="string">
            <text:p>bocheński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202000" calcext:value-type="float">
            <text:p>1202000</text:p>
          </table:table-cell>
          <table:table-cell office:value-type="string" calcext:value-type="string">
            <text:p>brzeski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203000" calcext:value-type="float">
            <text:p>1203000</text:p>
          </table:table-cell>
          <table:table-cell office:value-type="string" calcext:value-type="string">
            <text:p>chrzanowsk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204000" calcext:value-type="float">
            <text:p>1204000</text:p>
          </table:table-cell>
          <table:table-cell office:value-type="string" calcext:value-type="string">
            <text:p>dąbrows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205000" calcext:value-type="float">
            <text:p>1205000</text:p>
          </table:table-cell>
          <table:table-cell office:value-type="string" calcext:value-type="string">
            <text:p>gorlicki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206000" calcext:value-type="float">
            <text:p>1206000</text:p>
          </table:table-cell>
          <table:table-cell office:value-type="string" calcext:value-type="string">
            <text:p>krakowski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1207000" calcext:value-type="float">
            <text:p>1207000</text:p>
          </table:table-cell>
          <table:table-cell office:value-type="string" calcext:value-type="string">
            <text:p>limanowski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208000" calcext:value-type="float">
            <text:p>1208000</text:p>
          </table:table-cell>
          <table:table-cell office:value-type="string" calcext:value-type="string">
            <text:p>miechowsk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209000" calcext:value-type="float">
            <text:p>1209000</text:p>
          </table:table-cell>
          <table:table-cell office:value-type="string" calcext:value-type="string">
            <text:p>myślenicki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210000" calcext:value-type="float">
            <text:p>1210000</text:p>
          </table:table-cell>
          <table:table-cell office:value-type="string" calcext:value-type="string">
            <text:p>nowosądecki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1211000" calcext:value-type="float">
            <text:p>1211000</text:p>
          </table:table-cell>
          <table:table-cell office:value-type="string" calcext:value-type="string">
            <text:p>nowotarski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1212000" calcext:value-type="float">
            <text:p>1212000</text:p>
          </table:table-cell>
          <table:table-cell office:value-type="string" calcext:value-type="string">
            <text:p>olkuski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213000" calcext:value-type="float">
            <text:p>1213000</text:p>
          </table:table-cell>
          <table:table-cell office:value-type="string" calcext:value-type="string">
            <text:p>oświęcimski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214000" calcext:value-type="float">
            <text:p>1214000</text:p>
          </table:table-cell>
          <table:table-cell office:value-type="string" calcext:value-type="string">
            <text:p>proszowicki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215000" calcext:value-type="float">
            <text:p>1215000</text:p>
          </table:table-cell>
          <table:table-cell office:value-type="string" calcext:value-type="string">
            <text:p>susk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216000" calcext:value-type="float">
            <text:p>1216000</text:p>
          </table:table-cell>
          <table:table-cell office:value-type="string" calcext:value-type="string">
            <text:p>tarnowski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1217000" calcext:value-type="float">
            <text:p>1217000</text:p>
          </table:table-cell>
          <table:table-cell office:value-type="string" calcext:value-type="string">
            <text:p>tatrzański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1218000" calcext:value-type="float">
            <text:p>1218000</text:p>
          </table:table-cell>
          <table:table-cell office:value-type="string" calcext:value-type="string">
            <text:p>wadowicki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219000" calcext:value-type="float">
            <text:p>1219000</text:p>
          </table:table-cell>
          <table:table-cell office:value-type="string" calcext:value-type="string">
            <text:p>wielicki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1261000" calcext:value-type="float">
            <text:p>1261000</text:p>
          </table:table-cell>
          <table:table-cell office:value-type="string" calcext:value-type="string">
            <text:p>m.Kraków</text:p>
          </table:table-cell>
          <table:table-cell office:value-type="float" office:value="158" calcext:value-type="float">
            <text:p>158</text:p>
          </table:table-cell>
          <table:table-cell office:value-type="float" office:value="183" calcext:value-type="float">
            <text:p>183</text:p>
          </table:table-cell>
          <table:table-cell table:number-columns-repeated="10"/>
        </table:table-row>
        <table:table-row table:style-name="ro1">
          <table:table-cell office:value-type="float" office:value="1262000" calcext:value-type="float">
            <text:p>1262000</text:p>
          </table:table-cell>
          <table:table-cell office:value-type="string" calcext:value-type="string">
            <text:p>m.Nowy Sąc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263000" calcext:value-type="float">
            <text:p>1263000</text:p>
          </table:table-cell>
          <table:table-cell office:value-type="string" calcext:value-type="string">
            <text:p>m.Tarnów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1401000" calcext:value-type="float">
            <text:p>1401000</text:p>
          </table:table-cell>
          <table:table-cell office:value-type="string" calcext:value-type="string">
            <text:p>białobrzesk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402000" calcext:value-type="float">
            <text:p>1402000</text:p>
          </table:table-cell>
          <table:table-cell office:value-type="string" calcext:value-type="string">
            <text:p>ciechanowski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1403000" calcext:value-type="float">
            <text:p>1403000</text:p>
          </table:table-cell>
          <table:table-cell office:value-type="string" calcext:value-type="string">
            <text:p>garwoliński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1404000" calcext:value-type="float">
            <text:p>1404000</text:p>
          </table:table-cell>
          <table:table-cell office:value-type="string" calcext:value-type="string">
            <text:p>gostynińsk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05000" calcext:value-type="float">
            <text:p>1405000</text:p>
          </table:table-cell>
          <table:table-cell office:value-type="string" calcext:value-type="string">
            <text:p>grodziski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1406000" calcext:value-type="float">
            <text:p>1406000</text:p>
          </table:table-cell>
          <table:table-cell office:value-type="string" calcext:value-type="string">
            <text:p>grójecki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407000" calcext:value-type="float">
            <text:p>1407000</text:p>
          </table:table-cell>
          <table:table-cell office:value-type="string" calcext:value-type="string">
            <text:p>kozienick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408000" calcext:value-type="float">
            <text:p>1408000</text:p>
          </table:table-cell>
          <table:table-cell office:value-type="string" calcext:value-type="string">
            <text:p>legionowski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409000" calcext:value-type="float">
            <text:p>1409000</text:p>
          </table:table-cell>
          <table:table-cell office:value-type="string" calcext:value-type="string">
            <text:p>lipsk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10000" calcext:value-type="float">
            <text:p>1410000</text:p>
          </table:table-cell>
          <table:table-cell office:value-type="string" calcext:value-type="string">
            <text:p>łosick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11000" calcext:value-type="float">
            <text:p>1411000</text:p>
          </table:table-cell>
          <table:table-cell office:value-type="string" calcext:value-type="string">
            <text:p>makowsk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12000" calcext:value-type="float">
            <text:p>1412000</text:p>
          </table:table-cell>
          <table:table-cell office:value-type="string" calcext:value-type="string">
            <text:p>miński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1413000" calcext:value-type="float">
            <text:p>1413000</text:p>
          </table:table-cell>
          <table:table-cell office:value-type="string" calcext:value-type="string">
            <text:p>mławski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414000" calcext:value-type="float">
            <text:p>1414000</text:p>
          </table:table-cell>
          <table:table-cell office:value-type="string" calcext:value-type="string">
            <text:p>nowodworski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415000" calcext:value-type="float">
            <text:p>1415000</text:p>
          </table:table-cell>
          <table:table-cell office:value-type="string" calcext:value-type="string">
            <text:p>ostrołęcki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416000" calcext:value-type="float">
            <text:p>1416000</text:p>
          </table:table-cell>
          <table:table-cell office:value-type="string" calcext:value-type="string">
            <text:p>ostrowsk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17000" calcext:value-type="float">
            <text:p>1417000</text:p>
          </table:table-cell>
          <table:table-cell office:value-type="string" calcext:value-type="string">
            <text:p>otwocki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418000" calcext:value-type="float">
            <text:p>1418000</text:p>
          </table:table-cell>
          <table:table-cell office:value-type="string" calcext:value-type="string">
            <text:p>piaseczyński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419000" calcext:value-type="float">
            <text:p>1419000</text:p>
          </table:table-cell>
          <table:table-cell office:value-type="string" calcext:value-type="string">
            <text:p>płocki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1420000" calcext:value-type="float">
            <text:p>1420000</text:p>
          </table:table-cell>
          <table:table-cell office:value-type="string" calcext:value-type="string">
            <text:p>płoński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1421000" calcext:value-type="float">
            <text:p>1421000</text:p>
          </table:table-cell>
          <table:table-cell office:value-type="string" calcext:value-type="string">
            <text:p>pruszkowski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422000" calcext:value-type="float">
            <text:p>1422000</text:p>
          </table:table-cell>
          <table:table-cell office:value-type="string" calcext:value-type="string">
            <text:p>przasnyski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423000" calcext:value-type="float">
            <text:p>1423000</text:p>
          </table:table-cell>
          <table:table-cell office:value-type="string" calcext:value-type="string">
            <text:p>przysus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424000" calcext:value-type="float">
            <text:p>1424000</text:p>
          </table:table-cell>
          <table:table-cell office:value-type="string" calcext:value-type="string">
            <text:p>pułtusk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425000" calcext:value-type="float">
            <text:p>1425000</text:p>
          </table:table-cell>
          <table:table-cell office:value-type="string" calcext:value-type="string">
            <text:p>radomski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426000" calcext:value-type="float">
            <text:p>1426000</text:p>
          </table:table-cell>
          <table:table-cell office:value-type="string" calcext:value-type="string">
            <text:p>siedlecki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427000" calcext:value-type="float">
            <text:p>1427000</text:p>
          </table:table-cell>
          <table:table-cell office:value-type="string" calcext:value-type="string">
            <text:p>sierpeck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428000" calcext:value-type="float">
            <text:p>1428000</text:p>
          </table:table-cell>
          <table:table-cell office:value-type="string" calcext:value-type="string">
            <text:p>sochaczewski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429000" calcext:value-type="float">
            <text:p>1429000</text:p>
          </table:table-cell>
          <table:table-cell office:value-type="string" calcext:value-type="string">
            <text:p>sokołowsk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30000" calcext:value-type="float">
            <text:p>1430000</text:p>
          </table:table-cell>
          <table:table-cell office:value-type="string" calcext:value-type="string">
            <text:p>szydłowieck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432000" calcext:value-type="float">
            <text:p>1432000</text:p>
          </table:table-cell>
          <table:table-cell office:value-type="string" calcext:value-type="string">
            <text:p>warszawski zachodni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433000" calcext:value-type="float">
            <text:p>1433000</text:p>
          </table:table-cell>
          <table:table-cell office:value-type="string" calcext:value-type="string">
            <text:p>węgrowsk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434000" calcext:value-type="float">
            <text:p>1434000</text:p>
          </table:table-cell>
          <table:table-cell office:value-type="string" calcext:value-type="string">
            <text:p>wołomiński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435000" calcext:value-type="float">
            <text:p>1435000</text:p>
          </table:table-cell>
          <table:table-cell office:value-type="string" calcext:value-type="string">
            <text:p>wyszkowsk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436000" calcext:value-type="float">
            <text:p>1436000</text:p>
          </table:table-cell>
          <table:table-cell office:value-type="string" calcext:value-type="string">
            <text:p>zwoleńs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37000" calcext:value-type="float">
            <text:p>1437000</text:p>
          </table:table-cell>
          <table:table-cell office:value-type="string" calcext:value-type="string">
            <text:p>żuromińsk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38000" calcext:value-type="float">
            <text:p>1438000</text:p>
          </table:table-cell>
          <table:table-cell office:value-type="string" calcext:value-type="string">
            <text:p>żyrardowski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1461000" calcext:value-type="float">
            <text:p>1461000</text:p>
          </table:table-cell>
          <table:table-cell office:value-type="string" calcext:value-type="string">
            <text:p>m.Ostrołęk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462000" calcext:value-type="float">
            <text:p>1462000</text:p>
          </table:table-cell>
          <table:table-cell office:value-type="string" calcext:value-type="string">
            <text:p>m.Płock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463000" calcext:value-type="float">
            <text:p>1463000</text:p>
          </table:table-cell>
          <table:table-cell office:value-type="string" calcext:value-type="string">
            <text:p>m.Radom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464000" calcext:value-type="float">
            <text:p>1464000</text:p>
          </table:table-cell>
          <table:table-cell office:value-type="string" calcext:value-type="string">
            <text:p>m.Siedl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1465000" calcext:value-type="float">
            <text:p>1465000</text:p>
          </table:table-cell>
          <table:table-cell office:value-type="string" calcext:value-type="string">
            <text:p>m. st. Warszawa</text:p>
          </table:table-cell>
          <table:table-cell office:value-type="float" office:value="86" calcext:value-type="float">
            <text:p>86</text:p>
          </table:table-cell>
          <table:table-cell office:value-type="float" office:value="111" calcext:value-type="float">
            <text:p>111</text:p>
          </table:table-cell>
          <table:table-cell table:number-columns-repeated="10"/>
        </table:table-row>
        <table:table-row table:style-name="ro1">
          <table:table-cell office:value-type="float" office:value="1601000" calcext:value-type="float">
            <text:p>1601000</text:p>
          </table:table-cell>
          <table:table-cell office:value-type="string" calcext:value-type="string">
            <text:p>brzesk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1602000" calcext:value-type="float">
            <text:p>1602000</text:p>
          </table:table-cell>
          <table:table-cell office:value-type="string" calcext:value-type="string">
            <text:p>głubczyck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603000" calcext:value-type="float">
            <text:p>1603000</text:p>
          </table:table-cell>
          <table:table-cell office:value-type="string" calcext:value-type="string">
            <text:p>kędzierzyńsko-kozielski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1604000" calcext:value-type="float">
            <text:p>1604000</text:p>
          </table:table-cell>
          <table:table-cell office:value-type="string" calcext:value-type="string">
            <text:p>kluczborski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605000" calcext:value-type="float">
            <text:p>1605000</text:p>
          </table:table-cell>
          <table:table-cell office:value-type="string" calcext:value-type="string">
            <text:p>krapkowick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606000" calcext:value-type="float">
            <text:p>1606000</text:p>
          </table:table-cell>
          <table:table-cell office:value-type="string" calcext:value-type="string">
            <text:p>namysłowski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607000" calcext:value-type="float">
            <text:p>1607000</text:p>
          </table:table-cell>
          <table:table-cell office:value-type="string" calcext:value-type="string">
            <text:p>nyski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608000" calcext:value-type="float">
            <text:p>1608000</text:p>
          </table:table-cell>
          <table:table-cell office:value-type="string" calcext:value-type="string">
            <text:p>oleski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609000" calcext:value-type="float">
            <text:p>1609000</text:p>
          </table:table-cell>
          <table:table-cell office:value-type="string" calcext:value-type="string">
            <text:p>opolski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610000" calcext:value-type="float">
            <text:p>1610000</text:p>
          </table:table-cell>
          <table:table-cell office:value-type="string" calcext:value-type="string">
            <text:p>prudnick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611000" calcext:value-type="float">
            <text:p>1611000</text:p>
          </table:table-cell>
          <table:table-cell office:value-type="string" calcext:value-type="string">
            <text:p>strzeleck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661000" calcext:value-type="float">
            <text:p>1661000</text:p>
          </table:table-cell>
          <table:table-cell office:value-type="string" calcext:value-type="string">
            <text:p>m.Opole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801000" calcext:value-type="float">
            <text:p>1801000</text:p>
          </table:table-cell>
          <table:table-cell office:value-type="string" calcext:value-type="string">
            <text:p>bieszczadzki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802000" calcext:value-type="float">
            <text:p>1802000</text:p>
          </table:table-cell>
          <table:table-cell office:value-type="string" calcext:value-type="string">
            <text:p>brzozowski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803000" calcext:value-type="float">
            <text:p>1803000</text:p>
          </table:table-cell>
          <table:table-cell office:value-type="string" calcext:value-type="string">
            <text:p>dębicki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804000" calcext:value-type="float">
            <text:p>1804000</text:p>
          </table:table-cell>
          <table:table-cell office:value-type="string" calcext:value-type="string">
            <text:p>jarosławski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805000" calcext:value-type="float">
            <text:p>1805000</text:p>
          </table:table-cell>
          <table:table-cell office:value-type="string" calcext:value-type="string">
            <text:p>jasielski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1806000" calcext:value-type="float">
            <text:p>1806000</text:p>
          </table:table-cell>
          <table:table-cell office:value-type="string" calcext:value-type="string">
            <text:p>kolbuszowski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807000" calcext:value-type="float">
            <text:p>1807000</text:p>
          </table:table-cell>
          <table:table-cell office:value-type="string" calcext:value-type="string">
            <text:p>krośnieński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808000" calcext:value-type="float">
            <text:p>1808000</text:p>
          </table:table-cell>
          <table:table-cell office:value-type="string" calcext:value-type="string">
            <text:p>leżajski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809000" calcext:value-type="float">
            <text:p>1809000</text:p>
          </table:table-cell>
          <table:table-cell office:value-type="string" calcext:value-type="string">
            <text:p>lubaczowsk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810000" calcext:value-type="float">
            <text:p>1810000</text:p>
          </table:table-cell>
          <table:table-cell office:value-type="string" calcext:value-type="string">
            <text:p>łańcucki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811000" calcext:value-type="float">
            <text:p>1811000</text:p>
          </table:table-cell>
          <table:table-cell office:value-type="string" calcext:value-type="string">
            <text:p>mielecki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812000" calcext:value-type="float">
            <text:p>1812000</text:p>
          </table:table-cell>
          <table:table-cell office:value-type="string" calcext:value-type="string">
            <text:p>niżańs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813000" calcext:value-type="float">
            <text:p>1813000</text:p>
          </table:table-cell>
          <table:table-cell office:value-type="string" calcext:value-type="string">
            <text:p>przemysk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1814000" calcext:value-type="float">
            <text:p>1814000</text:p>
          </table:table-cell>
          <table:table-cell office:value-type="string" calcext:value-type="string">
            <text:p>przeworsk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815000" calcext:value-type="float">
            <text:p>1815000</text:p>
          </table:table-cell>
          <table:table-cell office:value-type="string" calcext:value-type="string">
            <text:p>ropczycko-sędziszowski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1816000" calcext:value-type="float">
            <text:p>1816000</text:p>
          </table:table-cell>
          <table:table-cell office:value-type="string" calcext:value-type="string">
            <text:p>rzeszowski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1817000" calcext:value-type="float">
            <text:p>1817000</text:p>
          </table:table-cell>
          <table:table-cell office:value-type="string" calcext:value-type="string">
            <text:p>sanocki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818000" calcext:value-type="float">
            <text:p>1818000</text:p>
          </table:table-cell>
          <table:table-cell office:value-type="string" calcext:value-type="string">
            <text:p>stalowowolsk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819000" calcext:value-type="float">
            <text:p>1819000</text:p>
          </table:table-cell>
          <table:table-cell office:value-type="string" calcext:value-type="string">
            <text:p>strzyżowsk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820000" calcext:value-type="float">
            <text:p>1820000</text:p>
          </table:table-cell>
          <table:table-cell office:value-type="string" calcext:value-type="string">
            <text:p>tarnobrzeski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821000" calcext:value-type="float">
            <text:p>1821000</text:p>
          </table:table-cell>
          <table:table-cell office:value-type="string" calcext:value-type="string">
            <text:p>leski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861000" calcext:value-type="float">
            <text:p>1861000</text:p>
          </table:table-cell>
          <table:table-cell office:value-type="string" calcext:value-type="string">
            <text:p>m.Krosno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862000" calcext:value-type="float">
            <text:p>1862000</text:p>
          </table:table-cell>
          <table:table-cell office:value-type="string" calcext:value-type="string">
            <text:p>m.Przemyś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863000" calcext:value-type="float">
            <text:p>1863000</text:p>
          </table:table-cell>
          <table:table-cell office:value-type="string" calcext:value-type="string">
            <text:p>m.Rzeszów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1864000" calcext:value-type="float">
            <text:p>1864000</text:p>
          </table:table-cell>
          <table:table-cell office:value-type="string" calcext:value-type="string">
            <text:p>m.Tarnobrze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01000" calcext:value-type="float">
            <text:p>2001000</text:p>
          </table:table-cell>
          <table:table-cell office:value-type="string" calcext:value-type="string">
            <text:p>augustowski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02000" calcext:value-type="float">
            <text:p>2002000</text:p>
          </table:table-cell>
          <table:table-cell office:value-type="string" calcext:value-type="string">
            <text:p>białostocki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03000" calcext:value-type="float">
            <text:p>2003000</text:p>
          </table:table-cell>
          <table:table-cell office:value-type="string" calcext:value-type="string">
            <text:p>bielsk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04000" calcext:value-type="float">
            <text:p>2004000</text:p>
          </table:table-cell>
          <table:table-cell office:value-type="string" calcext:value-type="string">
            <text:p>grajews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05000" calcext:value-type="float">
            <text:p>2005000</text:p>
          </table:table-cell>
          <table:table-cell office:value-type="string" calcext:value-type="string">
            <text:p>hajnowski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06000" calcext:value-type="float">
            <text:p>2006000</text:p>
          </table:table-cell>
          <table:table-cell office:value-type="string" calcext:value-type="string">
            <text:p>kolneńs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07000" calcext:value-type="float">
            <text:p>2007000</text:p>
          </table:table-cell>
          <table:table-cell office:value-type="string" calcext:value-type="string">
            <text:p>łomżyński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08000" calcext:value-type="float">
            <text:p>2008000</text:p>
          </table:table-cell>
          <table:table-cell office:value-type="string" calcext:value-type="string">
            <text:p>monieck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09000" calcext:value-type="float">
            <text:p>2009000</text:p>
          </table:table-cell>
          <table:table-cell office:value-type="string" calcext:value-type="string">
            <text:p>sejneński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0000" calcext:value-type="float">
            <text:p>2010000</text:p>
          </table:table-cell>
          <table:table-cell office:value-type="string" calcext:value-type="string">
            <text:p>siemiatyck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1000" calcext:value-type="float">
            <text:p>2011000</text:p>
          </table:table-cell>
          <table:table-cell office:value-type="string" calcext:value-type="string">
            <text:p>sokólski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2000" calcext:value-type="float">
            <text:p>2012000</text:p>
          </table:table-cell>
          <table:table-cell office:value-type="string" calcext:value-type="string">
            <text:p>suwalsk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3000" calcext:value-type="float">
            <text:p>2013000</text:p>
          </table:table-cell>
          <table:table-cell office:value-type="string" calcext:value-type="string">
            <text:p>wysokomazowiec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4000" calcext:value-type="float">
            <text:p>2014000</text:p>
          </table:table-cell>
          <table:table-cell office:value-type="string" calcext:value-type="string">
            <text:p>zambrowsk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61000" calcext:value-type="float">
            <text:p>2061000</text:p>
          </table:table-cell>
          <table:table-cell office:value-type="string" calcext:value-type="string">
            <text:p>m.Białystok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62000" calcext:value-type="float">
            <text:p>2062000</text:p>
          </table:table-cell>
          <table:table-cell office:value-type="string" calcext:value-type="string">
            <text:p>m.Łomż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63000" calcext:value-type="float">
            <text:p>2063000</text:p>
          </table:table-cell>
          <table:table-cell office:value-type="string" calcext:value-type="string">
            <text:p>m.Suwałk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201000" calcext:value-type="float">
            <text:p>2201000</text:p>
          </table:table-cell>
          <table:table-cell office:value-type="string" calcext:value-type="string">
            <text:p>bytowski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202000" calcext:value-type="float">
            <text:p>2202000</text:p>
          </table:table-cell>
          <table:table-cell office:value-type="string" calcext:value-type="string">
            <text:p>chojnicki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203000" calcext:value-type="float">
            <text:p>2203000</text:p>
          </table:table-cell>
          <table:table-cell office:value-type="string" calcext:value-type="string">
            <text:p>człuchowsk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204000" calcext:value-type="float">
            <text:p>2204000</text:p>
          </table:table-cell>
          <table:table-cell office:value-type="string" calcext:value-type="string">
            <text:p>gdański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205000" calcext:value-type="float">
            <text:p>2205000</text:p>
          </table:table-cell>
          <table:table-cell office:value-type="string" calcext:value-type="string">
            <text:p>kartuski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206000" calcext:value-type="float">
            <text:p>2206000</text:p>
          </table:table-cell>
          <table:table-cell office:value-type="string" calcext:value-type="string">
            <text:p>kościerski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207000" calcext:value-type="float">
            <text:p>2207000</text:p>
          </table:table-cell>
          <table:table-cell office:value-type="string" calcext:value-type="string">
            <text:p>kwidzyński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208000" calcext:value-type="float">
            <text:p>2208000</text:p>
          </table:table-cell>
          <table:table-cell office:value-type="string" calcext:value-type="string">
            <text:p>lęborski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209000" calcext:value-type="float">
            <text:p>2209000</text:p>
          </table:table-cell>
          <table:table-cell office:value-type="string" calcext:value-type="string">
            <text:p>malborski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210000" calcext:value-type="float">
            <text:p>2210000</text:p>
          </table:table-cell>
          <table:table-cell office:value-type="string" calcext:value-type="string">
            <text:p>nowodworski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211000" calcext:value-type="float">
            <text:p>2211000</text:p>
          </table:table-cell>
          <table:table-cell office:value-type="string" calcext:value-type="string">
            <text:p>pucki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212000" calcext:value-type="float">
            <text:p>2212000</text:p>
          </table:table-cell>
          <table:table-cell office:value-type="string" calcext:value-type="string">
            <text:p>słupski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213000" calcext:value-type="float">
            <text:p>2213000</text:p>
          </table:table-cell>
          <table:table-cell office:value-type="string" calcext:value-type="string">
            <text:p>starogardzki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214000" calcext:value-type="float">
            <text:p>2214000</text:p>
          </table:table-cell>
          <table:table-cell office:value-type="string" calcext:value-type="string">
            <text:p>tczewski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215000" calcext:value-type="float">
            <text:p>2215000</text:p>
          </table:table-cell>
          <table:table-cell office:value-type="string" calcext:value-type="string">
            <text:p>wejherowski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216000" calcext:value-type="float">
            <text:p>2216000</text:p>
          </table:table-cell>
          <table:table-cell office:value-type="string" calcext:value-type="string">
            <text:p>sztumsk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61000" calcext:value-type="float">
            <text:p>2261000</text:p>
          </table:table-cell>
          <table:table-cell office:value-type="string" calcext:value-type="string">
            <text:p>m.Gdańsk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2262000" calcext:value-type="float">
            <text:p>2262000</text:p>
          </table:table-cell>
          <table:table-cell office:value-type="string" calcext:value-type="string">
            <text:p>m.Gdynia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263000" calcext:value-type="float">
            <text:p>2263000</text:p>
          </table:table-cell>
          <table:table-cell office:value-type="string" calcext:value-type="string">
            <text:p>m.Słupsk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264000" calcext:value-type="float">
            <text:p>2264000</text:p>
          </table:table-cell>
          <table:table-cell office:value-type="string" calcext:value-type="string">
            <text:p>m.Sopot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401000" calcext:value-type="float">
            <text:p>2401000</text:p>
          </table:table-cell>
          <table:table-cell office:value-type="string" calcext:value-type="string">
            <text:p>będziński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402000" calcext:value-type="float">
            <text:p>2402000</text:p>
          </table:table-cell>
          <table:table-cell office:value-type="string" calcext:value-type="string">
            <text:p>bielski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403000" calcext:value-type="float">
            <text:p>2403000</text:p>
          </table:table-cell>
          <table:table-cell office:value-type="string" calcext:value-type="string">
            <text:p>cieszyński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2404000" calcext:value-type="float">
            <text:p>2404000</text:p>
          </table:table-cell>
          <table:table-cell office:value-type="string" calcext:value-type="string">
            <text:p>częstochowski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405000" calcext:value-type="float">
            <text:p>2405000</text:p>
          </table:table-cell>
          <table:table-cell office:value-type="string" calcext:value-type="string">
            <text:p>gliwicki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406000" calcext:value-type="float">
            <text:p>2406000</text:p>
          </table:table-cell>
          <table:table-cell office:value-type="string" calcext:value-type="string">
            <text:p>kłobuck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407000" calcext:value-type="float">
            <text:p>2407000</text:p>
          </table:table-cell>
          <table:table-cell office:value-type="string" calcext:value-type="string">
            <text:p>lubliniecki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408000" calcext:value-type="float">
            <text:p>2408000</text:p>
          </table:table-cell>
          <table:table-cell office:value-type="string" calcext:value-type="string">
            <text:p>mikołowski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409000" calcext:value-type="float">
            <text:p>2409000</text:p>
          </table:table-cell>
          <table:table-cell office:value-type="string" calcext:value-type="string">
            <text:p>myszkowski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410000" calcext:value-type="float">
            <text:p>2410000</text:p>
          </table:table-cell>
          <table:table-cell office:value-type="string" calcext:value-type="string">
            <text:p>pszczyński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411000" calcext:value-type="float">
            <text:p>2411000</text:p>
          </table:table-cell>
          <table:table-cell office:value-type="string" calcext:value-type="string">
            <text:p>raciborsk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412000" calcext:value-type="float">
            <text:p>2412000</text:p>
          </table:table-cell>
          <table:table-cell office:value-type="string" calcext:value-type="string">
            <text:p>rybnick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413000" calcext:value-type="float">
            <text:p>2413000</text:p>
          </table:table-cell>
          <table:table-cell office:value-type="string" calcext:value-type="string">
            <text:p>tarnogórski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414000" calcext:value-type="float">
            <text:p>2414000</text:p>
          </table:table-cell>
          <table:table-cell office:value-type="string" calcext:value-type="string">
            <text:p>bieruńsko-lędzińsk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415000" calcext:value-type="float">
            <text:p>2415000</text:p>
          </table:table-cell>
          <table:table-cell office:value-type="string" calcext:value-type="string">
            <text:p>wodzisławski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416000" calcext:value-type="float">
            <text:p>2416000</text:p>
          </table:table-cell>
          <table:table-cell office:value-type="string" calcext:value-type="string">
            <text:p>zawierciański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417000" calcext:value-type="float">
            <text:p>2417000</text:p>
          </table:table-cell>
          <table:table-cell office:value-type="string" calcext:value-type="string">
            <text:p>żywiecki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461000" calcext:value-type="float">
            <text:p>2461000</text:p>
          </table:table-cell>
          <table:table-cell office:value-type="string" calcext:value-type="string">
            <text:p>m.Bielsko-Biała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462000" calcext:value-type="float">
            <text:p>2462000</text:p>
          </table:table-cell>
          <table:table-cell office:value-type="string" calcext:value-type="string">
            <text:p>m.Byto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463000" calcext:value-type="float">
            <text:p>2463000</text:p>
          </table:table-cell>
          <table:table-cell office:value-type="string" calcext:value-type="string">
            <text:p>m.Chorzów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464000" calcext:value-type="float">
            <text:p>2464000</text:p>
          </table:table-cell>
          <table:table-cell office:value-type="string" calcext:value-type="string">
            <text:p>m.Częstochowa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465000" calcext:value-type="float">
            <text:p>2465000</text:p>
          </table:table-cell>
          <table:table-cell office:value-type="string" calcext:value-type="string">
            <text:p>m.Dąbrowa Górnicz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466000" calcext:value-type="float">
            <text:p>2466000</text:p>
          </table:table-cell>
          <table:table-cell office:value-type="string" calcext:value-type="string">
            <text:p>m.Gliwic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467000" calcext:value-type="float">
            <text:p>2467000</text:p>
          </table:table-cell>
          <table:table-cell office:value-type="string" calcext:value-type="string">
            <text:p>m.Jastrzębie-Zdrój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468000" calcext:value-type="float">
            <text:p>2468000</text:p>
          </table:table-cell>
          <table:table-cell office:value-type="string" calcext:value-type="string">
            <text:p>m.Jaworz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469000" calcext:value-type="float">
            <text:p>2469000</text:p>
          </table:table-cell>
          <table:table-cell office:value-type="string" calcext:value-type="string">
            <text:p>m.Katowice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470000" calcext:value-type="float">
            <text:p>2470000</text:p>
          </table:table-cell>
          <table:table-cell office:value-type="string" calcext:value-type="string">
            <text:p>m.Mysłowi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71000" calcext:value-type="float">
            <text:p>2471000</text:p>
          </table:table-cell>
          <table:table-cell office:value-type="string" calcext:value-type="string">
            <text:p>m.Piekary Śląski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472000" calcext:value-type="float">
            <text:p>2472000</text:p>
          </table:table-cell>
          <table:table-cell office:value-type="string" calcext:value-type="string">
            <text:p>m.Ruda Śląsk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473000" calcext:value-type="float">
            <text:p>2473000</text:p>
          </table:table-cell>
          <table:table-cell office:value-type="string" calcext:value-type="string">
            <text:p>m.Rybnik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474000" calcext:value-type="float">
            <text:p>2474000</text:p>
          </table:table-cell>
          <table:table-cell office:value-type="string" calcext:value-type="string">
            <text:p>m.Siemianowice Śląski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475000" calcext:value-type="float">
            <text:p>2475000</text:p>
          </table:table-cell>
          <table:table-cell office:value-type="string" calcext:value-type="string">
            <text:p>m.Sosnowie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476000" calcext:value-type="float">
            <text:p>2476000</text:p>
          </table:table-cell>
          <table:table-cell office:value-type="string" calcext:value-type="string">
            <text:p>m.Świętochłowi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477000" calcext:value-type="float">
            <text:p>2477000</text:p>
          </table:table-cell>
          <table:table-cell office:value-type="string" calcext:value-type="string">
            <text:p>m.Tychy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478000" calcext:value-type="float">
            <text:p>2478000</text:p>
          </table:table-cell>
          <table:table-cell office:value-type="string" calcext:value-type="string">
            <text:p>m.Zabrz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479000" calcext:value-type="float">
            <text:p>2479000</text:p>
          </table:table-cell>
          <table:table-cell office:value-type="string" calcext:value-type="string">
            <text:p>m.Żo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601000" calcext:value-type="float">
            <text:p>2601000</text:p>
          </table:table-cell>
          <table:table-cell office:value-type="string" calcext:value-type="string">
            <text:p>buski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602000" calcext:value-type="float">
            <text:p>2602000</text:p>
          </table:table-cell>
          <table:table-cell office:value-type="string" calcext:value-type="string">
            <text:p>jędrzejowsk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603000" calcext:value-type="float">
            <text:p>2603000</text:p>
          </table:table-cell>
          <table:table-cell office:value-type="string" calcext:value-type="string">
            <text:p>kazimiersk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604000" calcext:value-type="float">
            <text:p>2604000</text:p>
          </table:table-cell>
          <table:table-cell office:value-type="string" calcext:value-type="string">
            <text:p>kielecki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2605000" calcext:value-type="float">
            <text:p>2605000</text:p>
          </table:table-cell>
          <table:table-cell office:value-type="string" calcext:value-type="string">
            <text:p>konecki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606000" calcext:value-type="float">
            <text:p>2606000</text:p>
          </table:table-cell>
          <table:table-cell office:value-type="string" calcext:value-type="string">
            <text:p>opatowsk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607000" calcext:value-type="float">
            <text:p>2607000</text:p>
          </table:table-cell>
          <table:table-cell office:value-type="string" calcext:value-type="string">
            <text:p>ostrowiecki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608000" calcext:value-type="float">
            <text:p>2608000</text:p>
          </table:table-cell>
          <table:table-cell office:value-type="string" calcext:value-type="string">
            <text:p>pińczows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609000" calcext:value-type="float">
            <text:p>2609000</text:p>
          </table:table-cell>
          <table:table-cell office:value-type="string" calcext:value-type="string">
            <text:p>sandomierski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610000" calcext:value-type="float">
            <text:p>2610000</text:p>
          </table:table-cell>
          <table:table-cell office:value-type="string" calcext:value-type="string">
            <text:p>skarżyski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611000" calcext:value-type="float">
            <text:p>2611000</text:p>
          </table:table-cell>
          <table:table-cell office:value-type="string" calcext:value-type="string">
            <text:p>starachowicki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612000" calcext:value-type="float">
            <text:p>2612000</text:p>
          </table:table-cell>
          <table:table-cell office:value-type="string" calcext:value-type="string">
            <text:p>staszowsk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613000" calcext:value-type="float">
            <text:p>2613000</text:p>
          </table:table-cell>
          <table:table-cell office:value-type="string" calcext:value-type="string">
            <text:p>włoszczowsk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661000" calcext:value-type="float">
            <text:p>2661000</text:p>
          </table:table-cell>
          <table:table-cell office:value-type="string" calcext:value-type="string">
            <text:p>m.Kielce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801000" calcext:value-type="float">
            <text:p>2801000</text:p>
          </table:table-cell>
          <table:table-cell office:value-type="string" calcext:value-type="string">
            <text:p>bartoszycki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802000" calcext:value-type="float">
            <text:p>2802000</text:p>
          </table:table-cell>
          <table:table-cell office:value-type="string" calcext:value-type="string">
            <text:p>braniewski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803000" calcext:value-type="float">
            <text:p>2803000</text:p>
          </table:table-cell>
          <table:table-cell office:value-type="string" calcext:value-type="string">
            <text:p>działdowski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804000" calcext:value-type="float">
            <text:p>2804000</text:p>
          </table:table-cell>
          <table:table-cell office:value-type="string" calcext:value-type="string">
            <text:p>elbląsk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805000" calcext:value-type="float">
            <text:p>2805000</text:p>
          </table:table-cell>
          <table:table-cell office:value-type="string" calcext:value-type="string">
            <text:p>ełck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806000" calcext:value-type="float">
            <text:p>2806000</text:p>
          </table:table-cell>
          <table:table-cell office:value-type="string" calcext:value-type="string">
            <text:p>giżycki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807000" calcext:value-type="float">
            <text:p>2807000</text:p>
          </table:table-cell>
          <table:table-cell office:value-type="string" calcext:value-type="string">
            <text:p>iławski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808000" calcext:value-type="float">
            <text:p>2808000</text:p>
          </table:table-cell>
          <table:table-cell office:value-type="string" calcext:value-type="string">
            <text:p>kętrzyński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809000" calcext:value-type="float">
            <text:p>2809000</text:p>
          </table:table-cell>
          <table:table-cell office:value-type="string" calcext:value-type="string">
            <text:p>lidzbarsk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810000" calcext:value-type="float">
            <text:p>2810000</text:p>
          </table:table-cell>
          <table:table-cell office:value-type="string" calcext:value-type="string">
            <text:p>mrągowski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811000" calcext:value-type="float">
            <text:p>2811000</text:p>
          </table:table-cell>
          <table:table-cell office:value-type="string" calcext:value-type="string">
            <text:p>nidzick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812000" calcext:value-type="float">
            <text:p>2812000</text:p>
          </table:table-cell>
          <table:table-cell office:value-type="string" calcext:value-type="string">
            <text:p>nowomiejsk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813000" calcext:value-type="float">
            <text:p>2813000</text:p>
          </table:table-cell>
          <table:table-cell office:value-type="string" calcext:value-type="string">
            <text:p>oleck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814000" calcext:value-type="float">
            <text:p>2814000</text:p>
          </table:table-cell>
          <table:table-cell office:value-type="string" calcext:value-type="string">
            <text:p>olsztyński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815000" calcext:value-type="float">
            <text:p>2815000</text:p>
          </table:table-cell>
          <table:table-cell office:value-type="string" calcext:value-type="string">
            <text:p>ostródzki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816000" calcext:value-type="float">
            <text:p>2816000</text:p>
          </table:table-cell>
          <table:table-cell office:value-type="string" calcext:value-type="string">
            <text:p>piski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817000" calcext:value-type="float">
            <text:p>2817000</text:p>
          </table:table-cell>
          <table:table-cell office:value-type="string" calcext:value-type="string">
            <text:p>szczycieński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818000" calcext:value-type="float">
            <text:p>2818000</text:p>
          </table:table-cell>
          <table:table-cell office:value-type="string" calcext:value-type="string">
            <text:p>gołdapski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819000" calcext:value-type="float">
            <text:p>2819000</text:p>
          </table:table-cell>
          <table:table-cell office:value-type="string" calcext:value-type="string">
            <text:p>węgorzewsk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861000" calcext:value-type="float">
            <text:p>2861000</text:p>
          </table:table-cell>
          <table:table-cell office:value-type="string" calcext:value-type="string">
            <text:p>m.Elbląg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862000" calcext:value-type="float">
            <text:p>2862000</text:p>
          </table:table-cell>
          <table:table-cell office:value-type="string" calcext:value-type="string">
            <text:p>m.Olsztyn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3001000" calcext:value-type="float">
            <text:p>3001000</text:p>
          </table:table-cell>
          <table:table-cell office:value-type="string" calcext:value-type="string">
            <text:p>chodzieski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3002000" calcext:value-type="float">
            <text:p>3002000</text:p>
          </table:table-cell>
          <table:table-cell office:value-type="string" calcext:value-type="string">
            <text:p>czarnkowsko-trzcianeck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3003000" calcext:value-type="float">
            <text:p>3003000</text:p>
          </table:table-cell>
          <table:table-cell office:value-type="string" calcext:value-type="string">
            <text:p>gnieźnieński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3004000" calcext:value-type="float">
            <text:p>3004000</text:p>
          </table:table-cell>
          <table:table-cell office:value-type="string" calcext:value-type="string">
            <text:p>gostyński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3005000" calcext:value-type="float">
            <text:p>3005000</text:p>
          </table:table-cell>
          <table:table-cell office:value-type="string" calcext:value-type="string">
            <text:p>grodziski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3006000" calcext:value-type="float">
            <text:p>3006000</text:p>
          </table:table-cell>
          <table:table-cell office:value-type="string" calcext:value-type="string">
            <text:p>jarociński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3007000" calcext:value-type="float">
            <text:p>3007000</text:p>
          </table:table-cell>
          <table:table-cell office:value-type="string" calcext:value-type="string">
            <text:p>kaliski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3008000" calcext:value-type="float">
            <text:p>3008000</text:p>
          </table:table-cell>
          <table:table-cell office:value-type="string" calcext:value-type="string">
            <text:p>kępińsk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3009000" calcext:value-type="float">
            <text:p>3009000</text:p>
          </table:table-cell>
          <table:table-cell office:value-type="string" calcext:value-type="string">
            <text:p>kolski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3010000" calcext:value-type="float">
            <text:p>3010000</text:p>
          </table:table-cell>
          <table:table-cell office:value-type="string" calcext:value-type="string">
            <text:p>koniński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3011000" calcext:value-type="float">
            <text:p>3011000</text:p>
          </table:table-cell>
          <table:table-cell office:value-type="string" calcext:value-type="string">
            <text:p>kościański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3012000" calcext:value-type="float">
            <text:p>3012000</text:p>
          </table:table-cell>
          <table:table-cell office:value-type="string" calcext:value-type="string">
            <text:p>krotoszyński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3013000" calcext:value-type="float">
            <text:p>3013000</text:p>
          </table:table-cell>
          <table:table-cell office:value-type="string" calcext:value-type="string">
            <text:p>leszczyńsk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3014000" calcext:value-type="float">
            <text:p>3014000</text:p>
          </table:table-cell>
          <table:table-cell office:value-type="string" calcext:value-type="string">
            <text:p>międzychodzki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3015000" calcext:value-type="float">
            <text:p>3015000</text:p>
          </table:table-cell>
          <table:table-cell office:value-type="string" calcext:value-type="string">
            <text:p>nowotomyski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3016000" calcext:value-type="float">
            <text:p>3016000</text:p>
          </table:table-cell>
          <table:table-cell office:value-type="string" calcext:value-type="string">
            <text:p>obornicki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017000" calcext:value-type="float">
            <text:p>3017000</text:p>
          </table:table-cell>
          <table:table-cell office:value-type="string" calcext:value-type="string">
            <text:p>ostrowski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3018000" calcext:value-type="float">
            <text:p>3018000</text:p>
          </table:table-cell>
          <table:table-cell office:value-type="string" calcext:value-type="string">
            <text:p>ostrzeszowsk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019000" calcext:value-type="float">
            <text:p>3019000</text:p>
          </table:table-cell>
          <table:table-cell office:value-type="string" calcext:value-type="string">
            <text:p>pilski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3020000" calcext:value-type="float">
            <text:p>3020000</text:p>
          </table:table-cell>
          <table:table-cell office:value-type="string" calcext:value-type="string">
            <text:p>pleszewski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3021000" calcext:value-type="float">
            <text:p>3021000</text:p>
          </table:table-cell>
          <table:table-cell office:value-type="string" calcext:value-type="string">
            <text:p>poznański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3022000" calcext:value-type="float">
            <text:p>3022000</text:p>
          </table:table-cell>
          <table:table-cell office:value-type="string" calcext:value-type="string">
            <text:p>rawick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023000" calcext:value-type="float">
            <text:p>3023000</text:p>
          </table:table-cell>
          <table:table-cell office:value-type="string" calcext:value-type="string">
            <text:p>słupeck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024000" calcext:value-type="float">
            <text:p>3024000</text:p>
          </table:table-cell>
          <table:table-cell office:value-type="string" calcext:value-type="string">
            <text:p>szamotulski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3025000" calcext:value-type="float">
            <text:p>3025000</text:p>
          </table:table-cell>
          <table:table-cell office:value-type="string" calcext:value-type="string">
            <text:p>średzki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3026000" calcext:value-type="float">
            <text:p>3026000</text:p>
          </table:table-cell>
          <table:table-cell office:value-type="string" calcext:value-type="string">
            <text:p>śremski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3027000" calcext:value-type="float">
            <text:p>3027000</text:p>
          </table:table-cell>
          <table:table-cell office:value-type="string" calcext:value-type="string">
            <text:p>tureck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3028000" calcext:value-type="float">
            <text:p>3028000</text:p>
          </table:table-cell>
          <table:table-cell office:value-type="string" calcext:value-type="string">
            <text:p>wągrowieck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029000" calcext:value-type="float">
            <text:p>3029000</text:p>
          </table:table-cell>
          <table:table-cell office:value-type="string" calcext:value-type="string">
            <text:p>wolsztyński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3030000" calcext:value-type="float">
            <text:p>3030000</text:p>
          </table:table-cell>
          <table:table-cell office:value-type="string" calcext:value-type="string">
            <text:p>wrzesiński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3031000" calcext:value-type="float">
            <text:p>3031000</text:p>
          </table:table-cell>
          <table:table-cell office:value-type="string" calcext:value-type="string">
            <text:p>złotowsk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3061000" calcext:value-type="float">
            <text:p>3061000</text:p>
          </table:table-cell>
          <table:table-cell office:value-type="string" calcext:value-type="string">
            <text:p>m.Kalisz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3062000" calcext:value-type="float">
            <text:p>3062000</text:p>
          </table:table-cell>
          <table:table-cell office:value-type="string" calcext:value-type="string">
            <text:p>m.Koni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063000" calcext:value-type="float">
            <text:p>3063000</text:p>
          </table:table-cell>
          <table:table-cell office:value-type="string" calcext:value-type="string">
            <text:p>m.Leszn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3064000" calcext:value-type="float">
            <text:p>3064000</text:p>
          </table:table-cell>
          <table:table-cell office:value-type="string" calcext:value-type="string">
            <text:p>m.Poznań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3201000" calcext:value-type="float">
            <text:p>3201000</text:p>
          </table:table-cell>
          <table:table-cell office:value-type="string" calcext:value-type="string">
            <text:p>białogardzki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202000" calcext:value-type="float">
            <text:p>3202000</text:p>
          </table:table-cell>
          <table:table-cell office:value-type="string" calcext:value-type="string">
            <text:p>choszczeńsk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203000" calcext:value-type="float">
            <text:p>3203000</text:p>
          </table:table-cell>
          <table:table-cell office:value-type="string" calcext:value-type="string">
            <text:p>drawski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3204000" calcext:value-type="float">
            <text:p>3204000</text:p>
          </table:table-cell>
          <table:table-cell office:value-type="string" calcext:value-type="string">
            <text:p>goleniowsk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3205000" calcext:value-type="float">
            <text:p>3205000</text:p>
          </table:table-cell>
          <table:table-cell office:value-type="string" calcext:value-type="string">
            <text:p>gryficki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3206000" calcext:value-type="float">
            <text:p>3206000</text:p>
          </table:table-cell>
          <table:table-cell office:value-type="string" calcext:value-type="string">
            <text:p>gryfińsk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3207000" calcext:value-type="float">
            <text:p>3207000</text:p>
          </table:table-cell>
          <table:table-cell office:value-type="string" calcext:value-type="string">
            <text:p>kamieński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3208000" calcext:value-type="float">
            <text:p>3208000</text:p>
          </table:table-cell>
          <table:table-cell office:value-type="string" calcext:value-type="string">
            <text:p>kołobrzeski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3209000" calcext:value-type="float">
            <text:p>3209000</text:p>
          </table:table-cell>
          <table:table-cell office:value-type="string" calcext:value-type="string">
            <text:p>koszaliński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3210000" calcext:value-type="float">
            <text:p>3210000</text:p>
          </table:table-cell>
          <table:table-cell office:value-type="string" calcext:value-type="string">
            <text:p>myśliborsk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3211000" calcext:value-type="float">
            <text:p>3211000</text:p>
          </table:table-cell>
          <table:table-cell office:value-type="string" calcext:value-type="string">
            <text:p>policki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3212000" calcext:value-type="float">
            <text:p>3212000</text:p>
          </table:table-cell>
          <table:table-cell office:value-type="string" calcext:value-type="string">
            <text:p>pyrzyc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213000" calcext:value-type="float">
            <text:p>3213000</text:p>
          </table:table-cell>
          <table:table-cell office:value-type="string" calcext:value-type="string">
            <text:p>sławieński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3214000" calcext:value-type="float">
            <text:p>3214000</text:p>
          </table:table-cell>
          <table:table-cell office:value-type="string" calcext:value-type="string">
            <text:p>stargardzki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3215000" calcext:value-type="float">
            <text:p>3215000</text:p>
          </table:table-cell>
          <table:table-cell office:value-type="string" calcext:value-type="string">
            <text:p>szczecinecki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3216000" calcext:value-type="float">
            <text:p>3216000</text:p>
          </table:table-cell>
          <table:table-cell office:value-type="string" calcext:value-type="string">
            <text:p>świdwińsk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217000" calcext:value-type="float">
            <text:p>3217000</text:p>
          </table:table-cell>
          <table:table-cell office:value-type="string" calcext:value-type="string">
            <text:p>wałecki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3218000" calcext:value-type="float">
            <text:p>3218000</text:p>
          </table:table-cell>
          <table:table-cell office:value-type="string" calcext:value-type="string">
            <text:p>łobesk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261000" calcext:value-type="float">
            <text:p>3261000</text:p>
          </table:table-cell>
          <table:table-cell office:value-type="string" calcext:value-type="string">
            <text:p>m.Koszali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3262000" calcext:value-type="float">
            <text:p>3262000</text:p>
          </table:table-cell>
          <table:table-cell office:value-type="string" calcext:value-type="string">
            <text:p>m.Szczecin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3263000" calcext:value-type="float">
            <text:p>3263000</text:p>
          </table:table-cell>
          <table:table-cell office:value-type="string" calcext:value-type="string">
            <text:p>m.Świnoujście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średnia</text:p>
          </table:table-cell>
          <table:table-cell table:formula="of:=AVERAGE([.C2:.C381])" office:value-type="float" office:value="8.77572559366755" calcext:value-type="float">
            <text:p>8,77572559366755</text:p>
          </table:table-cell>
          <table:table-cell table:formula="of:=AVERAGE([.D2:.D381])" office:value-type="float" office:value="10.3105263157895" calcext:value-type="float">
            <text:p>10,310526315789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wariancja</text:p>
          </table:table-cell>
          <table:table-cell table:formula="of:=VAR([.C2:.C381])" office:value-type="float" office:value="183.110943585878" calcext:value-type="float">
            <text:p>183,110943585878</text:p>
          </table:table-cell>
          <table:table-cell table:formula="of:=VAR([.D2:.D381])" office:value-type="float" office:value="244.874295236772" calcext:value-type="float">
            <text:p>244,87429523677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diana</text:p>
          </table:table-cell>
          <table:table-cell table:formula="of:=MEDIAN([.C2:.C381])" office:value-type="float" office:value="5" calcext:value-type="float">
            <text:p>5</text:p>
          </table:table-cell>
          <table:table-cell table:formula="of:=MEDIAN([.D2:.D381]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skośność (wsp)</text:p>
          </table:table-cell>
          <table:table-cell table:formula="of:=SKEW([.C2:.C381])" office:value-type="float" office:value="6.02274731469733" calcext:value-type="float">
            <text:p>6,02274731469733</text:p>
          </table:table-cell>
          <table:table-cell table:formula="of:=SKEW([.D2:.D381])" office:value-type="float" office:value="5.92323380433206" calcext:value-type="float">
            <text:p>5,9232338043320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matrix-columns-spanned="1" table:number-matrix-rows-spanned="10" table:formula="of:=FREQUENCY([.C2:.C381];[.G385:.G393])" office:value-type="float" office:value="300" calcext:value-type="float">
            <text:p>300</text:p>
          </table:table-cell>
          <table:table-cell/>
          <table:table-cell office:value-type="float" office:value="3" calcext:value-type="float">
            <text:p>3</text:p>
          </table:table-cell>
          <table:table-cell table:number-matrix-columns-spanned="1" table:number-matrix-rows-spanned="10" table:formula="of:=FREQUENCY([.C2:.C381];[.J385:.J393])" office:value-type="float" office:value="114" calcext:value-type="float">
            <text:p>114</text:p>
          </table:table-cell>
          <table:table-cell/>
          <table:table-cell office:value-type="float" office:value="3" calcext:value-type="float">
            <text:p>3</text:p>
          </table:table-cell>
          <table:table-cell table:number-matrix-columns-spanned="1" table:number-matrix-rows-spanned="12" table:formula="of:=FREQUENCY([.C2:.C381];[.M385:.M395])"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ominanta</text:p>
          </table:table-cell>
          <table:table-cell table:formula="of:=MODE([.C2:.C381])" office:value-type="float" office:value="3" calcext:value-type="float">
            <text:p>3</text:p>
          </table:table-cell>
          <table:table-cell table:formula="of:=MODE([.D2:.D381])"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string" calcext:value-type="string">
            <text:p>kwartyl1</text:p>
          </table:table-cell>
          <table:table-cell table:formula="of:=QUARTILE([.C2:.C381];1)" office:value-type="float" office:value="3" calcext:value-type="float">
            <text:p>3</text:p>
          </table:table-cell>
          <table:table-cell table:formula="of:=QUARTILE([.D2:.D381];1)" office:value-type="float" office:value="4" calcext:value-type="float">
            <text:p>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kwartyl3</text:p>
          </table:table-cell>
          <table:table-cell table:formula="of:=QUARTILE([.C2:.C381];3)" office:value-type="float" office:value="10" calcext:value-type="float">
            <text:p>10</text:p>
          </table:table-cell>
          <table:table-cell table:formula="of:=QUARTILE([.D2:.D381];3)" office:value-type="float" office:value="11" calcext:value-type="float">
            <text:p>1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odchylenie standard</text:p>
          </table:table-cell>
          <table:table-cell table:formula="of:=STDEV([.C2:.C381])" office:value-type="float" office:value="13.5318492300896" calcext:value-type="float">
            <text:p>13,5318492300896</text:p>
          </table:table-cell>
          <table:table-cell table:formula="of:=STDEV([.D2:.D381])" office:value-type="float" office:value="15.6484598359318" calcext:value-type="float">
            <text:p>15,648459835931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wsp zmienności</text:p>
          </table:table-cell>
          <table:table-cell table:formula="of:=[.C390]/[.C382]*100" office:value-type="float" office:value="154.196357733132" calcext:value-type="float">
            <text:p>154,196357733132</text:p>
          </table:table-cell>
          <table:table-cell table:formula="of:=[.D390]/[.D382]*100" office:value-type="float" office:value="151.771688046302" calcext:value-type="float">
            <text:p>151,77168804630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dchylenie ćwiartkowe</text:p>
          </table:table-cell>
          <table:table-cell table:formula="of:=([.C388]-[.C387])/2" office:value-type="float" office:value="3.5" calcext:value-type="float">
            <text:p>3,5</text:p>
          </table:table-cell>
          <table:table-cell table:formula="of:=([.D388]-[.D387])/2" office:value-type="float" office:value="3.5" calcext:value-type="float">
            <text:p>3,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kośność (X-D)/s</text:p>
          </table:table-cell>
          <table:table-cell table:formula="of:=([.C82]-[.C386])/[.C390]" office:value-type="float" office:value="0.295598918668524" calcext:value-type="float">
            <text:p>0,295598918668524</text:p>
          </table:table-cell>
          <table:table-cell table:formula="of:=([.D82]-[.D386])/[.D390]" office:value-type="float" office:value="0.127808105140649" calcext:value-type="float">
            <text:p>0,127808105140649</text:p>
          </table:table-cell>
          <table:table-cell table:number-columns-repeated="5"/>
          <table:table-cell office:value-type="string" calcext:value-type="string">
            <text:p>N</text:p>
          </table:table-cell>
          <table:table-cell table:formula="of:=SUM([.K385:.K394])" office:value-type="float" office:value="379" calcext:value-type="float">
            <text:p>37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QUARTILE([.C2:.C381];4)" office:value-type="float" office:value="158" calcext:value-type="float">
            <text:p>158</text:p>
          </table:table-cell>
          <table:table-cell table:number-columns-repeated="6"/>
          <table:table-cell office:value-type="string" calcext:value-type="string">
            <text:p>N_last (%)</text:p>
          </table:table-cell>
          <table:table-cell table:formula="of:=[.K394]/[.K395]*100" office:value-type="float" office:value="3.69393139841689" calcext:value-type="float">
            <text:p>3,69393139841689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formula="of:=SUM([.C2:.C381])" office:value-type="float" office:value="3326" calcext:value-type="float">
            <text:p>3326</text:p>
          </table:table-cell>
          <table:table-cell table:formula="of:=SUM([.D2:.D381])" office:value-type="float" office:value="3918" calcext:value-type="float">
            <text:p>391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5T08:15:21.505389007</dc:date>
    <meta:editing-duration>PT1H46M55S</meta:editing-duration>
    <meta:editing-cycles>4</meta:editing-cycles>
    <meta:generator>LibreOffice/6.1.5.2$Linux_X86_64 LibreOffice_project/10$Build-2</meta:generator>
    <meta:document-statistic meta:table-count="1" meta:cell-count="1632" meta:object-count="0"/>
  </office:meta>
</office:document-meta>
</file>